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8D00001B820000138DC9415695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fo:clip="rect(0in, 0in, 0in, 0in)" style:mirror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>
            <text:p>This</text:p>
          </table:table-cell>
          <table:table-cell/>
          <table:table-cell>
            <draw:frame table:end-cell-address="Sheet1.F8" table:end-x="0.0386in" table:end-y="0.1551in" draw:z-index="0" draw:name="Picture 1" draw:style-name="gr1" svg:width="2.0311in" svg:height="1.4433in" svg:x="0in" svg:y="0in">
              <draw:image xlink:href="Pictures/2000008D00001B820000138DC9415695.wmf" xlink:type="simple" xlink:show="embed" xlink:actuate="onLoad">
                <text:p/>
              </draw:image>
              <svg:desc>C:\Program Files (x86)\Microsoft Office\MEDIA\CAGCAT10\j0149627.wmf</svg:desc>
            </draw:frame>
          </table:table-cell>
          <table:table-cell table:number-columns-repeated="1021"/>
        </table:table-row>
        <table:table-row table:style-name="ro1">
          <table:table-cell office:value-type="string">
            <text:p>is</text:p>
          </table:table-cell>
          <table:table-cell table:number-columns-repeated="1023"/>
        </table:table-row>
        <table:table-row table:style-name="ro1">
          <table:table-cell office:value-type="string">
            <text:p>an</text:p>
          </table:table-cell>
          <table:table-cell table:number-columns-repeated="1023"/>
        </table:table-row>
        <table:table-row table:style-name="ro1">
          <table:table-cell office:value-type="string">
            <text:p>Excel</text:p>
          </table:table-cell>
          <table:table-cell table:number-columns-repeated="1023"/>
        </table:table-row>
        <table:table-row table:style-name="ro1">
          <table:table-cell office:value-type="string">
            <text:p>XLSX</text:p>
          </table:table-cell>
          <table:table-cell table:number-columns-repeated="1023"/>
        </table:table-row>
        <table:table-row table:style-name="ro1">
          <table:table-cell office:value-type="string">
            <text:p>workbook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formula="of:=CONCATENATE([.A1];' ';[.A2];' ';[.A3];' ';[.A4];' ';[.A5];' ';[.A6];'.')" office:value-type="float" office:value="0">
            <text:p>#NAME?</text:p>
          </table:table-cell>
          <table:table-cell table:number-columns-repeated="1023"/>
        </table:table-row>
        <table:table-row table:style-name="ro1" table:number-rows-repeated="65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troke="solid" svg:stroke-width="0.028in" svg:stroke-color="#385d8a" draw:fill-color="#4f81bd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1">09/01/2010</text:date>, <text:time>22:2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cott Deming</meta:initial-creator>
    <meta:creation-date>2010-07-27T19:06:22Z</meta:creation-date>
    <dc:date>2010-09-01T22:26:48</dc:date>
    <meta:editing-duration>PT00H02M22S</meta:editing-duration>
    <meta:editing-cycles>1</meta:editing-cycles>
    <meta:document-statistic meta:table-count="3" meta:cell-count="7" meta:object-count="1"/>
  </office:meta>
</office:document-meta>
</file>